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A000000B4E193B8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new" xlink:href="vnd.sun.star.script:Template.Correspondence.Main?language=Basic&amp;location=application" xlink:type="simple"/>
      <script:event-listener script:language="ooo:script" script:event-name="office:load-finished"/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copy-to"/>
      <script:event-listener script:language="ooo:script" script:event-name="office:copy-to-done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visarea-changed"/>
      <script:event-listener script:language="ooo:script" script:event-name="office:page-count-change"/>
      <script:event-listener script:language="ooo:script" script:event-name="office:mail-merge"/>
    </office:event-listeners>
  </office:scripts>
  <office:font-face-decls>
    <style:font-face style:name="OpenSymbol" svg:font-family="OpenSymbol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</office:font-face-decls>
  <office:automatic-styles>
    <style:style style:name="Items" style:family="table">
      <style:table-properties style:width="17.78cm" fo:margin-top="0cm" fo:margin-bottom="0.635cm" table:align="margins"/>
    </style:style>
    <style:style style:name="Items.A" style:family="table-column">
      <style:table-column-properties style:column-width="2.609cm" style:rel-column-width="9614*"/>
    </style:style>
    <style:style style:name="Items.B" style:family="table-column">
      <style:table-column-properties style:column-width="8.324cm" style:rel-column-width="30680*"/>
    </style:style>
    <style:style style:name="Items.C" style:family="table-column">
      <style:table-column-properties style:column-width="3.729cm" style:rel-column-width="13741*"/>
    </style:style>
    <style:style style:name="Items.D" style:family="table-column">
      <style:table-column-properties style:column-width="3.12cm" style:rel-column-width="11500*"/>
    </style:style>
    <style:style style:name="Items.A1" style:family="table-cell">
      <style:table-cell-properties fo:background-color="#66ccff" fo:padding="0.097cm" fo:border="none">
        <style:background-image/>
      </style:table-cell-properties>
    </style:style>
    <style:style style:name="Items.B1" style:family="table-cell">
      <style:table-cell-properties fo:background-color="#66ccff" fo:padding="0.097cm" fo:border-left="0.5pt solid #808080" fo:border-right="none" fo:border-top="none" fo:border-bottom="none">
        <style:background-image/>
      </style:table-cell-properties>
    </style:style>
    <style:style style:name="Items.A2" style:family="table-cell">
      <style:table-cell-properties style:vertical-align="top" fo:padding="0.097cm" fo:border-left="none" fo:border-right="0.5pt solid #808080" fo:border-top="none" fo:border-bottom="none"/>
    </style:style>
    <style:style style:name="Items.A3" style:family="table-cell">
      <style:table-cell-properties fo:padding="0.097cm" fo:border="none"/>
    </style:style>
    <style:style style:name="Items.B3" style:family="table-cell">
      <style:table-cell-properties fo:padding="0.097cm" fo:border-left="0.5pt solid #808080" fo:border-right="none" fo:border-top="none" fo:border-bottom="none"/>
    </style:style>
    <style:style style:name="Items.C3" style:family="table-cell">
      <style:table-cell-properties style:vertical-align="bottom" fo:padding="0.097cm" fo:border-left="0.5pt solid #808080" fo:border-right="none" fo:border-top="none" fo:border-bottom="none"/>
    </style:style>
    <style:style style:name="Items.A4" style:family="table-cell">
      <style:table-cell-properties fo:padding="0.097cm" fo:border-left="none" fo:border-right="0.5pt solid #808080" fo:border-top="none" fo:border-bottom="none"/>
    </style:style>
    <style:style style:name="Items.A5" style:family="table-cell">
      <style:table-cell-properties fo:padding="0.097cm" fo:border="none"/>
    </style:style>
    <style:style style:name="Items.B5" style:family="table-cell">
      <style:table-cell-properties fo:padding="0.097cm" fo:border="none"/>
    </style:style>
    <style:style style:name="Items.D5" style:family="table-cell">
      <style:table-cell-properties style:vertical-align="bottom" fo:background-color="#66ccff" fo:padding="0.097cm" fo:border-left="0.5pt solid #808080" fo:border-right="none" fo:border-top="none" fo:border-bottom="none">
        <style:background-image/>
      </style:table-cell-properties>
    </style:style>
    <style:style style:name="Items.A6" style:family="table-cell">
      <style:table-cell-properties fo:padding="0.097cm" fo:border="none"/>
    </style:style>
    <style:style style:name="Items.B6" style:family="table-cell">
      <style:table-cell-properties fo:padding="0.097cm" fo:border="none"/>
    </style:style>
    <style:style style:name="Items.A7" style:family="table-cell">
      <style:table-cell-properties fo:padding="0.097cm" fo:border="none"/>
    </style:style>
    <style:style style:name="Items.B7" style:family="table-cell">
      <style:table-cell-properties fo:padding="0.097cm" fo:border="none"/>
    </style:style>
    <style:style style:name="P1" style:family="paragraph" style:parent-style-name="Standard">
      <style:paragraph-properties fo:line-height="150%" fo:text-align="justify" style:justify-single-word="false"/>
      <style:text-properties style:text-underline-style="none" fo:font-weight="bold" officeooo:rsid="0021ecd2" officeooo:paragraph-rsid="001bc7de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bold" officeooo:rsid="0021ecd2" officeooo:paragraph-rsid="001bc7de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1ecd2" officeooo:paragraph-rsid="001bc7de" style:font-weight-asian="bold" style:font-weight-complex="bold"/>
    </style:style>
    <style:style style:name="P4" style:family="paragraph" style:parent-style-name="Standard">
      <style:paragraph-properties fo:line-height="100%"/>
      <style:text-properties officeooo:paragraph-rsid="001d8f1f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paragraph-rsid="00175621"/>
    </style:style>
    <style:style style:name="P7" style:family="paragraph" style:parent-style-name="Table_20_Contents">
      <style:text-properties fo:color="#000000" fo:font-size="10pt" style:text-underline-style="none" officeooo:rsid="00390238" officeooo:paragraph-rsid="0018649c" fo:background-color="transparen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01812ca" officeooo:paragraph-rsid="0018649c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font-size="10pt" officeooo:paragraph-rsid="0018649c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officeooo:rsid="006ef9c9" officeooo:paragraph-rsid="0018649c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officeooo:rsid="0052b304" officeooo:paragraph-rsid="0052b304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fo:font-size="10pt" officeooo:rsid="0052b304" officeooo:paragraph-rsid="00a0e313" style:font-size-asian="10pt" style:font-size-complex="10pt"/>
    </style:style>
    <style:style style:name="P13" style:family="paragraph" style:parent-style-name="Text_20_body" style:master-page-name="">
      <style:paragraph-properties style:page-number="auto" fo:break-before="auto" fo:break-after="auto"/>
    </style:style>
    <style:style style:name="P14" style:family="paragraph" style:parent-style-name="Text_20_body">
      <style:paragraph-properties fo:line-height="100%"/>
      <style:text-properties officeooo:paragraph-rsid="001d8f1f"/>
    </style:style>
    <style:style style:name="P15" style:family="paragraph" style:parent-style-name="Text_20_body">
      <style:paragraph-properties fo:line-height="150%"/>
      <style:text-properties fo:color="#000099" officeooo:paragraph-rsid="0019ecee"/>
    </style:style>
    <style:style style:name="P16" style:family="paragraph" style:parent-style-name="Standard">
      <style:paragraph-properties fo:line-height="100%"/>
      <style:text-properties officeooo:rsid="001cd9e1" officeooo:paragraph-rsid="001d8f1f"/>
    </style:style>
    <style:style style:name="P17" style:family="paragraph" style:parent-style-name="Standard">
      <style:paragraph-properties fo:line-height="150%"/>
      <style:text-properties officeooo:paragraph-rsid="00156d81"/>
    </style:style>
    <style:style style:name="P18" style:family="paragraph" style:parent-style-name="Header">
      <style:text-properties officeooo:paragraph-rsid="002011ec"/>
    </style:style>
    <style:style style:name="P19" style:family="paragraph" style:parent-style-name="Date" style:master-page-name="First_20_Page">
      <style:paragraph-properties fo:line-height="115%" style:page-number="auto"/>
      <style:text-properties officeooo:paragraph-rsid="002011ec"/>
    </style:style>
    <style:style style:name="T1" style:family="text">
      <style:text-properties fo:color="#808080"/>
    </style:style>
    <style:style style:name="T2" style:family="text">
      <style:text-properties officeooo:rsid="0012602f"/>
    </style:style>
    <style:style style:name="T3" style:family="text">
      <style:text-properties officeooo:rsid="001cd9e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9dd550" style:font-size-asian="10pt" style:font-size-complex="10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style:text-underline-style="none" fo:font-weight="bold" officeooo:rsid="002db3dd" style:font-size-asian="14pt" style:font-weight-asian="bold" style:font-size-complex="14pt" style:font-weight-complex="bold"/>
    </style:style>
    <style:style style:name="T9" style:family="text">
      <style:text-properties fo:font-size="14pt" style:text-underline-style="none" fo:font-weight="bold" officeooo:rsid="002f9037" style:font-size-asian="14pt" style:font-weight-asian="bold" style:font-size-complex="14pt" style:font-weight-complex="bold"/>
    </style:style>
    <style:style style:name="T10" style:family="text">
      <style:text-properties fo:font-size="18pt" fo:font-weight="bold" officeooo:rsid="001cd9e1" style:font-size-asian="18pt" style:font-weight-asian="bold" style:font-size-complex="18pt" style:font-weight-complex="bold"/>
    </style:style>
    <style:style style:name="fr1" style:family="graphic" style:parent-style-name="Frame">
      <style:graphic-properties fo:margin-left="0.254cm" fo:margin-right="0cm" fo:margin-top="0cm" fo:margin-bottom="0cm" style:run-through="foreground" style:protect="size position" style:wrap="parallel" style:number-wrapped-paragraphs="no-limit" style:vertical-pos="top" style:vertical-rel="page-content" style:horizontal-pos="right" style:horizontal-rel="page-content" fo:background-color="transparent" draw:fill="none" draw:fill-color="#ffffff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.company_id.fax" text:name="py3o.o.company_id.fax"/>
        <text:user-field-decl office:value-type="string" office:string-value="o.company_id.name" text:name="py3o.o.company_id.name"/>
        <text:user-field-decl office:value-type="string" office:string-value="o.company_id.phone" text:name="py3o.o.company_id.phone"/>
        <text:user-field-decl office:value-type="string" office:string-value="o.company_id.website" text:name="py3o.o.company_id.website"/>
        <text:user-field-decl office:value-type="string" office:string-value="o.company_id.street" text:name="py3o.o.company_id.street"/>
        <text:user-field-decl office:value-type="string" office:string-value="o.company_id.city" text:name="py3o.o.company_id.city"/>
        <text:user-field-decl office:value-type="string" office:string-value="o.company_id.state_id.code" text:name="py3o.o.company_id.state_id.code"/>
        <text:user-field-decl office:value-type="string" office:string-value="o.company_id.zip" text:name="py3o.o.company_id.zip"/>
        <text:user-field-decl office:value-type="string" office:string-value="o.company_id.email" text:name="py3o.o.company_id.email"/>
        <text:user-field-decl office:value-type="string" office:string-value="o.name" text:name="py3o.o.name"/>
        <text:user-field-decl office:value-type="float" office:value="0" text:name="py3o.o.date_order"/>
        <text:user-field-decl office:value-type="string" office:string-value="o.partner_id.name" text:name="py3o.o.partner_id.name"/>
        <text:user-field-decl office:value-type="string" office:string-value="o.note" text:name="py3o.o.note"/>
        <text:user-field-decl office:value-type="string" office:string-value="line.product" text:name="py3o.line.product"/>
        <text:user-field-decl office:value-type="string" office:string-value="line.qty" text:name="py3o.line.qty"/>
        <text:user-field-decl office:value-type="string" office:string-value="line.price_unit" text:name="py3o.line.price_unit"/>
        <text:user-field-decl office:value-type="string" office:string-value="data.symbol" text:name="py3o.data.symbol"/>
        <text:user-field-decl office:value-type="string" office:string-value="line.price_subtotal" text:name="py3o.line.price_subtotal"/>
        <text:user-field-decl office:value-type="string" office:string-value="data.untaxed" text:name="py3o.data.untaxed"/>
        <text:user-field-decl office:value-type="string" office:string-value="data.tax" text:name="py3o.data.tax"/>
        <text:user-field-decl office:value-type="string" office:string-value="data.total" text:name="py3o.data.total"/>
        <text:user-field-decl office:value-type="string" office:string-value="o.partner_id.country_id.name" text:name="py3o.o.partner_id.country_id.name"/>
        <text:user-field-decl office:value-type="string" office:string-value="o.partner_id.street" text:name="py3o.o.partner_id.street"/>
        <text:user-field-decl office:value-type="string" office:string-value="o.partner_id.zip" text:name="py3o.o.partner_id.zip"/>
        <text:user-field-decl office:value-type="string" office:string-value="o.partner_invoice_id.name" text:name="py3o.o.partner_invoice_id.name"/>
      </text:user-field-decls>
      <draw:frame draw:style-name="fr1" draw:name="Address" text:anchor-type="page" text:anchor-page-number="1" draw:z-index="0">
        <draw:text-box fo:min-height="3cm" fo:min-width="6.35cm">
          <text:p text:style-name="P18">Phone <text:user-field-get text:name="py3o.o.company_id.phone">o.company_id.phone</text:user-field-get></text:p>
          <text:p text:style-name="P18">Fax <text:user-field-get text:name="py3o.o.company_id.fax">o.company_id.fax</text:user-field-get></text:p>
          <text:p text:style-name="P18">Web <text:span text:style-name="T2"><text:user-field-get text:name="py3o.o.company_id.website">o.company_id.website</text:user-field-get></text:span></text:p>
          <text:p text:style-name="P18">E-mail <text:user-field-get text:name="py3o.o.company_id.email">o.company_id.email</text:user-field-get></text:p>
        </draw:text-box>
      </draw:frame>
      <text:p text:style-name="P19"><text:span text:style-name="T3"><text:date style:data-style-name="N76" text:date-value="2016-07-12T16:58:29.490803699" text:fixed="true">July 12, 2016</text:date></text:span></text:p>
      <text:p text:style-name="P16"><text:user-field-get text:name="py3o.o.company_id.street">o.company_id.street</text:user-field-get></text:p>
      <text:p text:style-name="P4"><text:span text:style-name="T3"><text:user-field-get text:name="py3o.o.company_id.city">o.company_id.city</text:user-field-get></text:span>, <text:span text:style-name="T3"><text:user-field-get text:name="py3o.o.company_id.state_id.code">o.company_id.state_id.code</text:user-field-get></text:span><text:span text:style-name="T3">,</text:span> <text:span text:style-name="T3"><text:user-field-get text:name="py3o.o.company_id.zip">o.company_id.zip</text:user-field-get></text:span></text:p>
      <text:p text:style-name="P14"><text:user-field-get text:name="py3o.o.company_id.email">o.company_id.email</text:user-field-get></text:p>
      <text:p text:style-name="P2">Invoicing and shipping address:</text:p>
      <text:p text:style-name="P3"><text:user-field-get text:name="py3o.o.partner_id.name">o.partner_id.name</text:user-field-get></text:p>
      <text:p text:style-name="P2"><text:span text:style-name="T4"><text:user-field-get text:name="py3o.o.partner_invoice_id.name">o.partner_invoice_id.name</text:user-field-get></text:span><text:span text:style-name="T4">,</text:span></text:p>
      <text:p text:style-name="P1"><text:span text:style-name="T4"><text:user-field-get text:name="py3o.o.partner_id.country_id.name">o.partner_id.country_id.name</text:user-field-get></text:span><text:span text:style-name="T4"> </text:span><text:span text:style-name="T4"><text:user-field-get text:name="py3o.o.partner_id.street">o.partner_id.street</text:user-field-get></text:span><text:span text:style-name="T4"> </text:span><text:span text:style-name="T4"><text:user-field-get text:name="py3o.o.partner_id.zip">o.partner_id.zip</text:user-field-get></text:span></text:p>
      <text:p text:style-name="P15"><text:span text:style-name="T7">Invoice </text:span><text:span text:style-name="T8"><text:user-field-get text:name="py3o.o.name">o.name</text:user-field-get></text:span><text:span text:style-name="T7">, Ordered on </text:span><text:span text:style-name="T9"><text:user-field-get style:data-style-name="N37" text:name="py3o.o.date_order">12/30/99</text:user-field-get></text:span></text:p>
      <text:p text:style-name="Text_20_body">We are charging you according to our Conditions of Sale and Terms of Delivery as follows:</text:p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header-rows>
          <table:table-row>
            <table:table-cell table:style-name="Items.A1" office:value-type="string">
              <text:p text:style-name="Table_20_Heading">Quantity</text:p>
            </table:table-cell>
            <table:table-cell table:style-name="Items.B1" office:value-type="string">
              <text:p text:style-name="Table_20_Heading">Description</text:p>
            </table:table-cell>
            <table:table-cell table:style-name="Items.B1" office:value-type="string">
              <text:p text:style-name="Table_20_Heading">Unit Price</text:p>
            </table:table-cell>
            <table:table-cell table:style-name="Items.B1" office:value-type="string">
              <text:p text:style-name="Table_20_Heading">Total</text:p>
            </table:table-cell>
          </table:table-row>
        </table:table-header-rows>
        <table:table-row>
          <table:table-cell table:style-name="Items.A2" table:number-columns-spanned="4" office:value-type="string">
            <text:p text:style-name="P6"><text:a xlink:type="simple" xlink:href="py3o://for=%22line%20in%20data.order_line%22" text:style-name="Internet_20_link" text:visited-style-name="Visited_20_Internet_20_Link"><text:span text:style-name="T6">for="line in data.order_line"</text:span></text:a></text:p>
          </table:table-cell>
          <table:covered-table-cell/>
          <table:covered-table-cell/>
          <table:covered-table-cell/>
        </table:table-row>
        <table:table-row>
          <table:table-cell table:style-name="Items.A3" office:value-type="string">
            <text:p text:style-name="P8"><text:user-field-get text:name="py3o.line.qty">line.qty</text:user-field-get></text:p>
          </table:table-cell>
          <table:table-cell table:style-name="Items.B3" office:value-type="string">
            <text:p text:style-name="P7"><text:user-field-get text:name="py3o.line.product">line.product</text:user-field-get></text:p>
          </table:table-cell>
          <table:table-cell table:style-name="Items.C3" office:value-type="string">
            <text:p text:style-name="P9"><text:user-field-get text:name="py3o.line.price_unit">line.price_unit</text:user-field-get></text:p>
          </table:table-cell>
          <table:table-cell table:style-name="Items.C3" office:value-type="string">
            <text:p text:style-name="P10"><text:user-field-get text:name="py3o.data.symbol">data.symbol</text:user-field-get> <text:user-field-get text:name="py3o.line.price_subtotal">line.price_subtotal</text:user-field-get></text:p>
          </table:table-cell>
        </table:table-row>
        <table:table-row>
          <table:table-cell table:style-name="Items.A4" table:number-columns-spanned="4" office:value-type="string">
            <text:p text:style-name="P6"><text:a xlink:type="simple" xlink:href="py3o:///for" text:style-name="Internet_20_link" text:visited-style-name="Visited_20_Internet_20_Link"><text:span text:style-name="T5">/for</text:span></text:a></text:p>
          </table:table-cell>
          <table:covered-table-cell/>
          <table:covered-table-cell/>
          <table:covered-table-cell/>
        </table:table-row>
        <table:table-row>
          <table:table-cell table:style-name="Items.A5" office:value-type="string">
            <text:p text:style-name="P5"/>
          </table:table-cell>
          <table:table-cell table:style-name="Items.B5" office:value-type="string">
            <text:p text:style-name="Table_20_Contents"/>
          </table:table-cell>
          <table:table-cell table:style-name="Items.B1" office:value-type="string">
            <text:p text:style-name="Table_20_Contents">Net Value of Goods</text:p>
          </table:table-cell>
          <table:table-cell table:style-name="Items.D5" office:value-type="string">
            <text:p text:style-name="P11"><text:user-field-get text:name="py3o.data.symbol">data.symbol</text:user-field-get> <text:user-field-get text:name="py3o.data.untaxed">data.untaxed</text:user-field-get></text:p>
          </table:table-cell>
        </table:table-row>
        <table:table-row>
          <table:table-cell table:style-name="Items.A6" office:value-type="string">
            <text:p text:style-name="P5"/>
          </table:table-cell>
          <table:table-cell table:style-name="Items.B6" office:value-type="string">
            <text:p text:style-name="Table_20_Contents"/>
          </table:table-cell>
          <table:table-cell table:style-name="Items.C3" office:value-type="string">
            <text:p text:style-name="Table_20_Contents">+ % Sales Tax</text:p>
          </table:table-cell>
          <table:table-cell table:style-name="Items.C3" office:value-type="string">
            <text:p text:style-name="P11"><text:user-field-get text:name="py3o.data.symbol">data.symbol</text:user-field-get> <text:user-field-get text:name="py3o.data.tax">data.tax</text:user-field-get></text:p>
          </table:table-cell>
        </table:table-row>
        <table:table-row>
          <table:table-cell table:style-name="Items.A7" office:value-type="string">
            <text:p text:style-name="P5"/>
          </table:table-cell>
          <table:table-cell table:style-name="Items.B7" office:value-type="string">
            <text:p text:style-name="Table_20_Contents"/>
          </table:table-cell>
          <table:table-cell table:style-name="Items.B1" office:value-type="string">
            <text:p text:style-name="Table_20_Contents">Total Amount</text:p>
          </table:table-cell>
          <table:table-cell table:style-name="Items.D5" office:value-type="string">
            <text:p text:style-name="P12"><text:user-field-get text:name="py3o.data.symbol">data.symbol</text:user-field-get> <text:user-field-get text:name="py3o.data.total">data.total</text:user-field-get></text:p>
          </table:table-cell>
        </table:table-row>
      </table:table>
      <text:p text:style-name="P13"><text:user-field-get text:name="py3o.o.note">o.note</text:user-field-ge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ndale Sans UI" svg:font-family="'Andale Sans UI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Liberation Sans" svg:font-family="'Liberation Sans'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horndale" fo:font-size="12pt" fo:language="de" fo:country="DE" style:font-name-asian="Andale Sans UI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20%"/>
    </style:style>
    <style:style style:name="Salutation" style:family="paragraph" style:parent-style-name="Standard" style:next-style-name="Signature" style:class="text">
      <style:paragraph-properties fo:margin-left="7.62cm" fo:margin-right="0cm" fo:margin-top="0.63cm" fo:margin-bottom="1.48cm" loext:contextual-spacing="false" fo:text-indent="0cm" style:auto-text-indent="false" fo:keep-with-next="always"/>
    </style:style>
    <style:style style:name="Signature" style:family="paragraph" style:parent-style-name="Standard" style:next-style-name="Standard" style:class="text">
      <style:paragraph-properties fo:margin-left="7.62cm" fo:margin-right="0cm" fo:text-indent="0cm" style:auto-text-indent="false" fo:keep-with-next="alway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font-size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fo:line-height="12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 style:master-page-name="">
      <style:paragraph-properties fo:margin-top="0cm" fo:margin-bottom="0cm" loext:contextual-spacing="false" style:page-number="auto" text:number-lines="false" text:line-number="0"/>
      <style:text-properties fo:font-size="11pt"/>
    </style:style>
    <style:style style:name="Table_20_Heading" style:display-name="Table Heading" style:family="paragraph" style:parent-style-name="Heading" style:class="extra">
      <style:paragraph-properties fo:margin-top="0cm" fo:margin-bottom="0cm" loext:contextual-spacing="false" fo:text-align="start" style:justify-single-word="false"/>
      <style:text-properties fo:font-size="8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Subtitle" style:class="chapter">
      <style:paragraph-properties fo:margin-top="0cm" fo:margin-bottom="0.203cm" loext:contextual-spacing="false" fo:text-align="start" style:justify-single-word="false"/>
      <style:text-properties fo:font-size="15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ate" style:family="paragraph" style:parent-style-name="Text_20_body">
      <style:paragraph-properties fo:margin-left="0cm" fo:margin-right="0cm" fo:margin-top="0.635cm" fo:margin-bottom="0cm" loext:contextual-spacing="false" fo:text-indent="0cm" style:auto-text-indent="false"/>
    </style:style>
    <style:style style:name="Subject" style:family="paragraph" style:parent-style-name="Text_20_body" style:next-style-name="Text_20_body" style:class="text" style:master-page-name="">
      <style:paragraph-properties fo:margin-top="0.635cm" fo:margin-bottom="0.635cm" loext:contextual-spacing="false" style:page-number="auto"/>
      <style:text-properties style:text-underline-style="none" fo:font-weight="bold"/>
    </style:style>
    <style:style style:name="Salutation_20__28_user_29_" style:display-name="Salutation (user)" style:family="paragraph" style:parent-style-name="Text_20_body" style:class="text">
      <style:paragraph-properties fo:margin-top="0.635cm" fo:margin-bottom="0.635cm" loext:contextual-spacing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laceholder" style:family="text">
      <style:text-properties fo:font-variant="normal" fo:text-transform="none" fo:color="#666666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/>
      <style:text-properties officeooo:paragraph-rsid="00156d81"/>
    </style:style>
    <style:style style:name="MT1" style:family="text">
      <style:text-properties fo:font-size="18pt" fo:font-weight="bold" officeooo:rsid="001cd9e1" style:font-size-asian="18pt" style:font-weight-asian="bold" style:font-size-complex="1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1.27cm" style:writing-mode="lr-tb" style:footnote-max-height="0cm"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778cm" fo:margin-left="7.62cm" fo:margin-right="0cm" fo:margin-bottom="0.508cm" fo:border-top="none" fo:border-bottom="none" fo:border-left="2.49pt solid #808080" fo:border-right="none" fo:padding-top="0cm" fo:padding-bottom="0cm" fo:padding-left="0.254cm" fo:padding-right="0cm" style:shadow="none" style:dynamic-spacing="false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1.27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>
        <style:header-footer-properties fo:min-height="1.02cm" fo:margin-left="0cm" fo:margin-right="0cm" fo:margin-bottom="0.51cm" fo:border="none" fo:padding="0cm" style:shadow="none" fo:background-color="transparent" style:dynamic-spacing="false" draw:fill="none"/>
      </style:header-style>
      <style:footer-style>
        <style:header-footer-properties fo:min-height="0.762cm" fo:margin-left="7.62cm" fo:margin-right="0cm" fo:margin-top="0.508cm" fo:border-top="none" fo:border-bottom="none" fo:border-left="2.49pt solid #808080" fo:border-right="none" fo:padding-top="0cm" fo:padding-bottom="0cm" fo:padding-left="0.254cm" fo:padding-right="0cm" style:shadow="none" style:dynamic-spacing="false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Title"><text:sender-company/></text:p>
      </style:header>
      <style:footer>
        <text:p text:style-name="Footer">Page <text:page-number text:select-page="current">0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gen2" text:anchor-type="paragraph" svg:x="0.31cm" svg:y="-0.953cm" svg:width="4.937cm" svg:height="2.087cm" draw:z-index="1"><draw:image xlink:href="Pictures/10000201000001AA000000B4E193B8F4.png" xlink:type="simple" xlink:show="embed" xlink:actuate="onLoad"/></draw:frame><text:span text:style-name="MT1"/></text:p>
      </style:header>
      <style:footer>
        <text:p text:style-name="Footer">Page <text:page-number text:select-page="current">1</text:page-number>/<text:page-count>1</text:page-count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6.3$Linux_X86_64 LibreOffice_project/40m0$Build-3</meta:generator>
    <dc:title>Invoice 1</dc:title>
    <dc:description>Template created by Sun Microsystems</dc:description>
    <meta:creation-date>2016-07-12T16:58:29.709902286</meta:creation-date>
    <dc:language>de-DE</dc:language>
    <meta:editing-cycles>16</meta:editing-cycles>
    <meta:editing-duration>PT54M24S</meta:editing-duration>
    <meta:keyword>business</meta:keyword>
    <meta:keyword>finances</meta:keyword>
    <dc:subject>Template for an invoice - Design "Gray Simplicity"</dc:subject>
    <dc:date>2016-07-12T22:40:50.973314491</dc:date>
    <meta:document-statistic meta:table-count="1" meta:image-count="1" meta:object-count="0" meta:page-count="1" meta:paragraph-count="34" meta:word-count="81" meta:character-count="733" meta:non-whitespace-character-count="685"/>
    <meta:user-defined meta:name="Info 2"/>
    <meta:user-defined meta:name="Info 3"/>
    <meta:user-defined meta:name="Info 4"/>
    <meta:user-defined meta:name="License">&lt;a href="http://www.openoffice.org/licenses/BSD.pdf"&gt;BSD&lt;/a&gt; </meta:user-defined>
  </office:meta>
</office:document-meta>
</file>